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15baf" officeooo:paragraph-rsid="00015baf"/>
    </style:style>
    <style:style style:name="P2" style:family="paragraph" style:parent-style-name="Standard">
      <style:paragraph-properties fo:text-align="justify" style:justify-single-word="false"/>
      <style:text-properties officeooo:rsid="00015baf" officeooo:paragraph-rsid="00015baf"/>
    </style:style>
    <style:style style:name="P3" style:family="paragraph" style:parent-style-name="Standard">
      <style:paragraph-properties fo:text-align="justify" style:justify-single-word="false"/>
      <style:text-properties fo:font-weight="bold" officeooo:rsid="00015baf" officeooo:paragraph-rsid="00015baf" style:font-weight-asian="bold" style:font-weight-complex="bold"/>
    </style:style>
    <style:style style:name="P4" style:family="paragraph" style:parent-style-name="Standard">
      <style:paragraph-properties fo:text-align="justify" style:justify-single-word="false"/>
      <style:text-properties fo:font-weight="bold" officeooo:rsid="0002232c" officeooo:paragraph-rsid="0002232c" style:font-weight-asian="bold" style:font-weight-complex="bold"/>
    </style:style>
    <style:style style:name="P5" style:family="paragraph" style:parent-style-name="Standard">
      <style:paragraph-properties fo:text-align="center" style:justify-single-word="false"/>
      <style:text-properties fo:font-weight="bold" officeooo:rsid="0002232c" officeooo:paragraph-rsid="0002232c" style:font-weight-asian="bold" style:font-weight-complex="bold"/>
    </style:style>
    <style:style style:name="P6" style:family="paragraph" style:parent-style-name="Standard">
      <style:paragraph-properties fo:text-align="justify" style:justify-single-word="false"/>
      <style:text-properties fo:font-weight="bold" officeooo:rsid="0002d7f1" officeooo:paragraph-rsid="0002d7f1" style:font-weight-asian="bold" style:font-weight-complex="bold"/>
    </style:style>
    <style:style style:name="P7" style:family="paragraph" style:parent-style-name="Standard">
      <style:paragraph-properties fo:text-align="justify" style:justify-single-word="false"/>
      <style:text-properties fo:font-weight="bold" officeooo:rsid="0008726e" officeooo:paragraph-rsid="0002d7f1" style:font-weight-asian="bold" style:font-weight-complex="bold"/>
    </style:style>
    <style:style style:name="P8" style:family="paragraph" style:parent-style-name="Standard">
      <style:paragraph-properties fo:text-align="justify" style:justify-single-word="false"/>
      <style:text-properties fo:font-weight="normal" officeooo:rsid="0002d7f1" officeooo:paragraph-rsid="0002d7f1" style:font-weight-asian="normal" style:font-weight-complex="normal"/>
    </style:style>
    <style:style style:name="P9" style:family="paragraph" style:parent-style-name="Standard">
      <style:paragraph-properties fo:text-align="justify" style:justify-single-word="false"/>
      <style:text-properties fo:font-weight="normal" officeooo:rsid="000489d7" officeooo:paragraph-rsid="000489d7" style:font-weight-asian="normal" style:font-weight-complex="normal"/>
    </style:style>
    <style:style style:name="P10" style:family="paragraph" style:parent-style-name="Standard">
      <style:paragraph-properties fo:text-align="justify" style:justify-single-word="false"/>
      <style:text-properties fo:font-weight="normal" officeooo:rsid="00075f36" officeooo:paragraph-rsid="00075f36" style:font-weight-asian="normal" style:font-weight-complex="normal"/>
    </style:style>
    <style:style style:name="P11" style:family="paragraph" style:parent-style-name="Standard">
      <style:paragraph-properties fo:text-align="justify" style:justify-single-word="false"/>
      <style:text-properties fo:font-weight="normal" officeooo:rsid="00075f36" officeooo:paragraph-rsid="0008726e" style:font-weight-asian="normal" style:font-weight-complex="normal"/>
    </style:style>
    <style:style style:name="P12" style:family="paragraph">
      <loext:graphic-properties draw:fill="none" draw:fill-color="#ffffff"/>
    </style:style>
    <style:style style:name="P13"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02232c" style:font-weight-asian="normal" style:font-weight-complex="normal"/>
    </style:style>
    <style:style style:name="T3" style:family="text">
      <style:text-properties fo:font-weight="normal" officeooo:rsid="0002d7f1" style:font-weight-asian="normal" style:font-weight-complex="normal"/>
    </style:style>
    <style:style style:name="T4" style:family="text">
      <style:text-properties officeooo:rsid="000489d7"/>
    </style:style>
    <style:style style:name="gr1" style:family="graphic">
      <style:graphic-properties draw:stroke="none" svg:stroke-color="#000000" draw:fill="none" draw:fill-color="#ffffff" fo:min-height="0.639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1.326cm" fo:min-width="1.434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OLUCIÓN DE PROBLEMAS </text:p>
      <text:p text:style-name="P1"/>
      <text:p text:style-name="P2">Resolver problemas </text:p>
      <text:p text:style-name="P2"/>
      <text:p text:style-name="P2">A pesar de que la IA es una ciencia relativamente joven y aun en fase temprana en comparación a otras ciencias, la IA es ya una herramientas que ayuda a afrontar la resolución de problemas usando un enfoque muy distinto al de la computación clásica. No obstante no puede verse la IA como la receta mágica capaz de resolver cualquier problema, sino como un conjunto de técnicas que por si solas o en combinación con otras ayudan a encontrar una solución (No necesariamente la mejor) a un problema cuya resolución es tan compleja e incluso intratable por una persona humana.</text:p>
      <text:p text:style-name="P2"/>
      <text:p text:style-name="P2">No se definirá al “Problema” ya que esto entra en problemas de filosofía que de la informática. A un así vamos a quedarnos con la idea intuitiva de como un problema es una cuestión fácil de solucionar, es decir, que no tiene una solución trivial.</text:p>
      <text:p text:style-name="P2"/>
      <text:p text:style-name="P2">Se puede recordar el paso por la escuela donde aquellos ejercicios que se tenían que resolver en clase de matemáticas. Supongase lo siguiente.</text:p>
      <text:p text:style-name="P2"/>
      <text:p text:style-name="P3">Problema 1<text:span text:style-name="T1">: Raúl tiene 5 postres. De camino al TESJI pierde 1. Cuando llega a la entrada, el maestro le pide una pequeña prueba y se le cae por descuido y ademas lo pisa, finalmente al llegar al edificio N su amigo Jonathan </text:span><text:span text:style-name="T2">le regala 3 postres más ¿Cuántos postres tiene Raúl?</text:span></text:p>
      <text:p text:style-name="P3"><text:span text:style-name="T2"/></text:p>
      <text:p text:style-name="P4">Problema 2: <text:span text:style-name="T1">Ordene de manera descendente la siguiente lista de números. 3, 6, 9, 4, 2</text:span></text:p>
      <text:p text:style-name="P4"><text:span text:style-name="T1"/></text:p>
      <text:p text:style-name="P4"><text:span text:style-name="T1">Son dos problemas distintos muy simples, pero ¿Cómo se enfrenta nuestra chompa a ellos?</text:span></text:p>
      <text:p text:style-name="P4"><text:span text:style-name="T1">Se ha intentado buscar la solución de ambos, se habrá observado que las técnicas que se han usado para resolverlas son distintas a pesar de tener una dificultad similar.</text:span></text:p>
      <text:p text:style-name="P4"><text:span text:style-name="T1"/></text:p>
      <text:p text:style-name="P4"><text:span text:style-name="T1">El primer problema, seguramente ha tenido que contextualizar las situaciones, seguramente se han imaginado a Raúl perdiendo sus postres, mientras llegaba a su edificio.</text:span></text:p>
      <text:p text:style-name="P4"><text:span text:style-name="T1">Finalmente, se ha reducido e enunciado a una simple operación con sumas y restas. En definitiva, todo el párrafo que se describía en el problema ha quedado reducido a la operación: </text:span></text:p>
      <text:p text:style-name="P4"><text:span text:style-name="T1"/></text:p>
      <text:p text:style-name="P5"><text:span text:style-name="T1">5 – 1 – 1 + 3 = 6 postres.</text:span></text:p>
      <text:p text:style-name="P5"><text:span text:style-name="T1"/></text:p>
      <text:p text:style-name="P4"><text:span text:style-name="T1">Evidentemente una vez reducido el problema a una operación matemática habrá tenido que aplicar herramientas de las que ya se disponían desde la infancia, como lo son las operaciones matemáticas.</text:span></text:p>
      <text:p text:style-name="P4"><text:span text:style-name="T1"/></text:p>
      <text:p text:style-name="P4"><text:span text:style-name="T1">El acercamiento al segundo problema ha sido diferente. En este caso no se ha tenido que hacer operaciones (al menos directamente), si no, que la tarea consistía en comparar los valores de 2 números para saber cual se debería colocar en primer lugar. </text:span><text:span text:style-name="T3">Repitiendo esta operación hasta acabar ordenando todos los números.</text:span></text:p>
      <text:p text:style-name="P4"><text:span text:style-name="T3"/></text:p>
      <text:p text:style-name="P6"><text:span text:style-name="T1">El cerebro, en este segundo caso, ha usado herramientas diferentes utilizadas por el primero en todo caso al igual que el primero se conceptualizado todo el enunciado en una sola operación matemática, en el segundo también se ha reducido un problema complejo (Ordenar una lista de números), a una secuencia de operaciones simples (Ordenar sucesivamente un par de números hasta tener toda la lista).</text:span></text:p>
      <text:p text:style-name="P6"><text:span text:style-name="T1"/></text:p>
      <text:p text:style-name="P6"><text:soft-page-break/><text:span text:style-name="T1">En ambos casos el cerebro ha recolectado toda la información que necesitaba dejando aquello que era superfluo (No importa si el postre se cayo caminando o lo tiraron) y lo ha traducido a un modelo mental que si es capaz de manejar.</text:span></text:p>
      <text:p text:style-name="P6"><text:span text:style-name="T1"/></text:p>
      <text:p text:style-name="P6"><text:span text:style-name="T1">Sin embargo no todos los problemas son tan sencillos. Es necesario plantear algunos problemas más complejos y que nos van a servir de base para seguir indagando en la resolución de problemas.</text:span></text:p>
      <text:p text:style-name="P6"><text:span text:style-name="T1"/></text:p>
      <text:p text:style-name="P6">Otros problemas más complejos.</text:p>
      <text:p text:style-name="P6"/>
      <text:p text:style-name="P8">Vamos a enunciar algunos que nos servirían de modelo a seguir durante el resto del curso.</text:p>
      <text:p text:style-name="P8"/>
      <text:p text:style-name="P8">Si han hecho un viaje alguna vez en avión, seguramente han intentado viajar al destino directamente y sin escalas. Este es un problema clásico y con una gran aplicación práctica. El problema podría enunciarse de la siguiente manera: dada una ciudad de origen y otra de destino, encontrar una combinación de vuelos que permita cubrir la distancia <text:span text:style-name="T4">con el número mínimo de trasbordos. Por ahora vamos a obviar tiempos de vuelo, distancia, horarios de vuelos y todo lo demás (esto entrará más adelante).</text:span></text:p>
      <text:p text:style-name="P8"/>
      <text:p text:style-name="P9">Vamos a enunciar otro problema similar. En esta ocasión se trata de ir de una ciudad a otra, pero esta vez por carretera y tratando de realizar el menor número de km posible. Parece que es un problema similar al de los aviones, solo que en lugar de pasar por aeropuertos pasamos por diversas ciudades, en el camino que va del origen al destino. Sin embargo hay un pequeño detalle, que lo hace un problema muy diferente. Y es que los objetivos son distintos.</text:p>
      <text:p text:style-name="P9"/>
      <text:p text:style-name="P9">En el primer problema se tenia un objetivo: minimizar el numero de trasbordos. EN el segundo problema lo que se trata es minimizar la distancia por carretera. A continuación se vera el ejemplo </text:p>
      <text:p text:style-name="P6"><text:span text:style-name="T1"/></text:p>
      <text:p text:style-name="P6"><text:span text:style-name="T1"/></text:p>
      <text:p text:style-name="P6"><text:span text:style-name="T1"/></text:p>
      <text:p text:style-name="P6"><text:span text:style-name="T1"/></text:p>
      <text:p text:style-name="P7"><text:span text:style-name="T1"/></text:p>
      <text:p text:style-name="P6"/>
      <text:p text:style-name="P11">En el esquema anterior se encuentran algunos de los aeropuertos mexicas y conexiones ficticias a través de vuelos para un día en concreto. </text:p>
      <text:p text:style-name="P11"/>
      <text:p text:style-name="P11">Si quisiera viajar del Edo.Méx. a Monterrey, se podría optar por las siguientes rutas:</text:p>
      <text:p text:style-name="P11"/>
      <text:p text:style-name="P11">Edo.MEX. → SLP → Monterrey (3 Aeropuertos)</text:p>
      <text:p text:style-name="P11">Edo.MEX. → QRO → SLP → Monterrey (4 Aeropuertos)</text:p>
      <text:p text:style-name="P11">Edo.MEX. → SLP → Guadalajara → Monterrey (4 Aeropuertos)</text:p>
      <text:p text:style-name="P11"/>
      <text:p text:style-name="P11">EN este caso la mejor opción es la primera (Edo.MEX. → SLP → Monterrey), a pesar de que las ciudades son cercanas se necesita visitar por lo menos 3 aeropuertos.</text:p>
      <text:p text:style-name="P11">Pero ¿que ocurre si se plantea esos mismo viajes por carretera y con el objetivo de minimizar la distancia recorrida?</text:p>
      <text:p text:style-name="P6"/>
      <text:p text:style-name="P6"/>
      <text:p text:style-name="P6"/>
      <text:p text:style-name="P6"/>
      <text:p text:style-name="P6"><text:soft-page-break/></text:p>
      <text:p text:style-name="P6"/>
      <text:p text:style-name="P6"/>
      <text:p text:style-name="P6"/>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draw:frame text:anchor-type="paragraph" draw:z-index="51" draw:name="Marco de texto 25" draw:style-name="gr1" draw:text-style-name="P12" svg:width="1.401cm" svg:height="0.639cm" svg:x="10.68cm" svg:y="6.777cm"><draw:text-box><text:p>355</text:p></draw:text-box></draw:frame><draw:frame text:anchor-type="paragraph" draw:z-index="50" draw:name="Marco de texto 26" draw:style-name="gr1" draw:text-style-name="P12" svg:width="1.401cm" svg:height="0.639cm" svg:x="11.021cm" svg:y="4.02cm"><draw:text-box><text:p>603</text:p></draw:text-box></draw:frame><draw:frame text:anchor-type="paragraph" draw:z-index="49" draw:name="Marco de texto 24" draw:style-name="gr1" draw:text-style-name="P12" svg:width="1.401cm" svg:height="0.639cm" svg:x="8.862cm" svg:y="2.831cm"><draw:text-box><text:p>313</text:p></draw:text-box></draw:frame><draw:frame text:anchor-type="paragraph" draw:z-index="48" draw:name="Marco de texto 23" draw:style-name="gr1" draw:text-style-name="P12" svg:width="1.401cm" svg:height="0.639cm" svg:x="5.002cm" svg:y="1.97cm"><draw:text-box><text:p>437</text:p></draw:text-box></draw:frame><draw:frame text:anchor-type="paragraph" draw:z-index="47" draw:name="Marco de texto 22" draw:style-name="gr1" draw:text-style-name="P12" svg:width="1.401cm" svg:height="0.639cm" svg:x="3.614cm" svg:y="3.755cm"><draw:text-box><text:p>599</text:p></draw:text-box></draw:frame><draw:frame text:anchor-type="paragraph" draw:z-index="46" draw:name="Marco de texto 21" draw:style-name="gr1" draw:text-style-name="P12" svg:width="1.401cm" svg:height="0.639cm" svg:x="-0.64cm" svg:y="3.711cm"><draw:text-box><text:p>395</text:p></draw:text-box></draw:frame><draw:frame text:anchor-type="paragraph" draw:z-index="45" draw:name="Marco de texto 20" draw:style-name="gr1" draw:text-style-name="P12" svg:width="1.401cm" svg:height="0.639cm" svg:x="2.953cm" svg:y="7.107cm"><draw:text-box><text:p>203</text:p></draw:text-box></draw:frame><draw:frame text:anchor-type="paragraph" draw:z-index="44" draw:name="Marco de texto 19" draw:style-name="gr1" draw:text-style-name="P12" svg:width="1.401cm" svg:height="0.639cm" svg:x="2.51cm" svg:y="9.289cm"><draw:text-box><text:p>514</text:p></draw:text-box></draw:frame><draw:frame text:anchor-type="paragraph" draw:z-index="43" draw:name="Marco de texto 18" draw:style-name="gr1" draw:text-style-name="P12" svg:width="1.401cm" svg:height="0.639cm" svg:x="6.248cm" svg:y="11.008cm"><draw:text-box><text:p>513</text:p></draw:text-box></draw:frame><draw:frame text:anchor-type="paragraph" draw:z-index="42" draw:name="Marco de texto 17" draw:style-name="gr1" draw:text-style-name="P12" svg:width="1.401cm" svg:height="0.639cm" svg:x="11cm" svg:y="9.465cm"><draw:text-box><text:p>423</text:p></draw:text-box></draw:frame><draw:frame text:anchor-type="paragraph" draw:z-index="41" draw:name="Marco de texto 16" draw:style-name="gr1" draw:text-style-name="P12" svg:width="1.401cm" svg:height="0.639cm" svg:x="9.015cm" svg:y="13.324cm"><draw:text-box><text:p>125</text:p></draw:text-box></draw:frame><draw:frame text:anchor-type="paragraph" draw:z-index="40" draw:name="Marco de texto 15" draw:style-name="gr1" draw:text-style-name="P12" svg:width="1.401cm" svg:height="0.639cm" svg:x="14.086cm" svg:y="9.862cm"><draw:text-box><text:p>491</text:p></draw:text-box></draw:frame><draw:frame text:anchor-type="paragraph" draw:z-index="39" draw:name="Marco de texto 14" draw:style-name="gr1" draw:text-style-name="P12" svg:width="1.401cm" svg:height="0.639cm" svg:x="15.376cm" svg:y="4.438cm"><draw:text-box><text:p>346</text:p></draw:text-box></draw:frame><draw:frame text:anchor-type="paragraph" draw:z-index="38" draw:name="Marco de texto 13" draw:style-name="gr1" draw:text-style-name="P12" svg:width="1.401cm" svg:height="0.639cm" svg:x="12.224cm" svg:y="2.08cm"><draw:text-box><text:p>309</text:p></draw:text-box></draw:frame><draw:frame text:anchor-type="paragraph" draw:z-index="37" draw:name="Marco de texto 12" draw:style-name="gr1" draw:text-style-name="P12" svg:width="1.401cm" svg:height="0.639cm" svg:x="13.656cm" svg:y="0.601cm"><draw:text-box><text:p>296</text:p></draw:text-box></draw:frame><draw:frame text:anchor-type="paragraph" draw:z-index="36" draw:name="Marco de texto 11" draw:style-name="gr1" draw:text-style-name="P12" svg:width="1.401cm" svg:height="0.639cm" svg:x="8.276cm" svg:y="-1.139cm"><draw:text-box><text:p>395</text:p></draw:text-box></draw:frame><draw:frame text:anchor-type="paragraph" draw:z-index="35" draw:name="Marco de texto 10" draw:style-name="gr1" draw:text-style-name="P12" svg:width="1.401cm" svg:height="0.639cm" svg:x="9.357cm" svg:y="6.025cm"><draw:text-box><text:p>SLP</text:p></draw:text-box></draw:frame><draw:frame text:anchor-type="paragraph" draw:z-index="34" draw:name="Marco de texto 9" draw:style-name="gr1" draw:text-style-name="P12" svg:width="2.493cm" svg:height="0.639cm" svg:x="2.302cm" svg:y="4.969cm"><draw:text-box><text:p>QRO</text:p></draw:text-box></draw:frame><draw:frame text:anchor-type="paragraph" draw:z-index="33" draw:name="Marco de texto 8" draw:style-name="gr1" draw:text-style-name="P12" svg:width="2.493cm" svg:height="0.639cm" svg:x="1.617cm" svg:y="12.245cm"><draw:text-box><text:p>Sonora</text:p></draw:text-box></draw:frame><draw:frame text:anchor-type="paragraph" draw:z-index="32" draw:name="Marco de texto 7" draw:style-name="gr1" draw:text-style-name="P12" svg:width="2.493cm" svg:height="0.639cm" svg:x="7.68cm" svg:y="15.907cm"><draw:text-box><text:p>Monterrey</text:p></draw:text-box></draw:frame><draw:frame text:anchor-type="paragraph" draw:z-index="31" draw:name="Marco de texto 6" draw:style-name="gr1" draw:text-style-name="P12" svg:width="2.493cm" svg:height="0.639cm" svg:x="13.986cm" svg:y="12.356cm"><draw:text-box><text:p>GDL</text:p></draw:text-box></draw:frame><draw:frame text:anchor-type="paragraph" draw:z-index="30" draw:name="Marco de texto 5" draw:style-name="gr1" draw:text-style-name="P12" svg:width="2.493cm" svg:height="0.639cm" svg:x="-1.393cm" svg:y="-0.785cm"><draw:text-box><text:p>EDO.MEX</text:p></draw:text-box></draw:frame><draw:frame text:anchor-type="paragraph" draw:z-index="29" draw:name="Marco de texto 4" draw:style-name="gr1" draw:text-style-name="P12" svg:width="2.493cm" svg:height="0.639cm" svg:x="15.464cm" svg:y="7.549cm"><draw:text-box><text:p>MICH</text:p></draw:text-box></draw:frame><draw:frame text:anchor-type="paragraph" draw:z-index="28" draw:name="Marco de texto 3" draw:style-name="gr1" draw:text-style-name="P12" svg:width="2.493cm" svg:height="0.639cm" svg:x="6.214cm" svg:y="-1.58cm"><draw:text-box><text:p>Puebla</text:p></draw:text-box></draw:frame><draw:frame text:anchor-type="paragraph" draw:z-index="27" draw:name="Marco de texto 2" draw:style-name="gr1" draw:text-style-name="P12" svg:width="2.493cm" svg:height="0.639cm" svg:x="16.558cm" svg:y="1.348cm"><draw:text-box><text:p>CDMX</text:p></draw:text-box></draw:frame><draw:frame text:anchor-type="paragraph" draw:z-index="26" draw:name="Marco de texto 1" draw:style-name="gr1" draw:text-style-name="P12" svg:width="2.493cm" svg:height="0.639cm" svg:x="12.344cm" svg:y="-0.631cm"><draw:text-box><text:p>Hidalgo</text:p></draw:text-box></draw:frame><draw:line text:anchor-type="paragraph" draw:z-index="25" draw:name="Línea 16" draw:style-name="gr2" draw:text-style-name="P13" svg:x1="11.684cm" svg:y1="1.503cm" svg:x2="13.866cm" svg:y2="6.863cm"><text:p/></draw:line><draw:line text:anchor-type="paragraph" draw:z-index="24" draw:name="Línea 15" draw:style-name="gr2" draw:text-style-name="P13" svg:x1="10.911cm" svg:y1="1.395cm" svg:x2="8.486cm" svg:y2="5.872cm"><text:p/></draw:line><draw:line text:anchor-type="paragraph" draw:z-index="23" draw:name="Línea 14" draw:style-name="gr2" draw:text-style-name="P13" svg:x1="12.344cm" svg:y1="0.778cm" svg:x2="14.683cm" svg:y2="1.836cm"><text:p/></draw:line><draw:line text:anchor-type="paragraph" draw:z-index="22" draw:name="Línea 13" draw:style-name="gr2" draw:text-style-name="P13" svg:x1="6.038cm" svg:y1="-0.654cm" svg:x2="10.471cm" svg:y2="0.205cm"><text:p/></draw:line><draw:line text:anchor-type="paragraph" draw:z-index="21" draw:name="Línea 12" draw:style-name="gr2" draw:text-style-name="P13" svg:x1="5.355cm" svg:y1="0.161cm" svg:x2="7.869cm" svg:y2="5.737cm"><text:p/></draw:line><draw:custom-shape text:anchor-type="paragraph" draw:z-index="20" draw:name="Forma 10" draw:style-name="gr3" draw:text-style-name="P13" svg:width="2.027cm" svg:height="1.874cm" svg:x="10.317cm" svg:y="-0.37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9" draw:name="Forma 9" draw:style-name="gr3" draw:text-style-name="P13" svg:width="2.027cm" svg:height="1.874cm" svg:x="4.011cm" svg:y="-1.605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line text:anchor-type="paragraph" draw:z-index="18" draw:name="Línea 11" draw:style-name="gr2" draw:text-style-name="P13" svg:x1="8.862cm" svg:y1="6.025cm" svg:x2="14.66cm" svg:y2="2.718cm"><text:p/></draw:line><draw:line text:anchor-type="paragraph" draw:z-index="17" draw:name="Línea 10" draw:style-name="gr2" draw:text-style-name="P13" svg:x1="14.639cm" svg:y1="6.842cm" svg:x2="15.498cm" svg:y2="3.221cm"><text:p/></draw:line><draw:line text:anchor-type="paragraph" draw:z-index="16" draw:name="Línea 9" draw:style-name="gr2" draw:text-style-name="P13" svg:x1="9.103cm" svg:y1="6.754cm" svg:x2="13.229cm" svg:y2="7.415cm"><text:p/></draw:line><draw:line text:anchor-type="paragraph" draw:z-index="15" draw:name="Línea 8" draw:style-name="gr2" draw:text-style-name="P13" svg:x1="13.028cm" svg:y1="11.605cm" svg:x2="14.086cm" svg:y2="8.624cm"><text:p/></draw:line><draw:line text:anchor-type="paragraph" draw:z-index="14" draw:name="Línea 7" draw:style-name="gr2" draw:text-style-name="P13" svg:x1="8.906cm" svg:y1="7.283cm" svg:x2="12.081cm" svg:y2="11.714cm"><text:p/></draw:line><draw:line text:anchor-type="paragraph" draw:z-index="13" draw:name="Línea 6" draw:style-name="gr2" draw:text-style-name="P13" svg:x1="7.583cm" svg:y1="15.177cm" svg:x2="11.926cm" svg:y2="13.081cm"><text:p/></draw:line><draw:line text:anchor-type="paragraph" draw:z-index="12" draw:name="Línea 5" draw:style-name="gr2" draw:text-style-name="P13" svg:x1="6.766cm" svg:y1="14.488cm" svg:x2="8.001cm" svg:y2="7.609cm"><text:p/></draw:line><draw:line text:anchor-type="paragraph" draw:z-index="11" draw:name="Línea 4" draw:style-name="gr2" draw:text-style-name="P13" svg:x1="7.648cm" svg:y1="7.504cm" svg:x2="1.651cm" svg:y2="11.009cm"><text:p/></draw:line><draw:line text:anchor-type="paragraph" draw:z-index="10" draw:name="Línea 3" draw:style-name="gr2" draw:text-style-name="P13" svg:x1="1.916cm" svg:y1="6.754cm" svg:x2="7.187cm" svg:y2="7.107cm"><text:p/></draw:line><draw:line text:anchor-type="paragraph" draw:z-index="9" draw:name="Línea 2" draw:style-name="gr2" draw:text-style-name="P13" svg:x1="1.189cm" svg:y1="1.506cm" svg:x2="7.251cm" svg:y2="6.18cm"><text:p/></draw:line><draw:line text:anchor-type="paragraph" draw:z-index="8" draw:name="Línea 1" draw:style-name="gr2" draw:text-style-name="P13" svg:x1="0.416cm" svg:y1="2.032cm" svg:x2="1.033cm" svg:y2="5.205cm"><text:p/></draw:line><draw:custom-shape text:anchor-type="paragraph" draw:z-index="7" draw:name="Forma 8" draw:style-name="gr3" draw:text-style-name="P13" svg:width="2.027cm" svg:height="1.874cm" svg:x="14.531cm" svg:y="1.348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6" draw:name="Forma 7" draw:style-name="gr3" draw:text-style-name="P13" svg:width="2.027cm" svg:height="1.874cm" svg:x="13.229cm" svg:y="6.75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5" draw:name="Forma 6" draw:style-name="gr3" draw:text-style-name="P13" svg:width="2.027cm" svg:height="1.874cm" svg:x="11.642cm" svg:y="11.49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4" draw:name="Forma 5" draw:style-name="gr3" draw:text-style-name="P13" svg:width="2.027cm" svg:height="1.874cm" svg:x="-0.242cm" svg:y="10.61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3" draw:name="Forma 4" draw:style-name="gr3" draw:text-style-name="P13" svg:width="2.027cm" svg:height="1.874cm" svg:x="7.077cm" svg:y="5.736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2" draw:name="Forma 3" draw:style-name="gr3" draw:text-style-name="P13" svg:width="2.027cm" svg:height="1.874cm" svg:x="5.556cm" svg:y="14.489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 draw:name="Forma 2" draw:style-name="gr3" draw:text-style-name="P13" svg:width="2.027cm" svg:height="1.874cm" svg:x="-0.663cm" svg:y="0.159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0" draw:name="Forma 1" draw:style-name="gr3" draw:text-style-name="P13" svg:width="2.027cm" svg:height="1.874cm" svg:x="0.155cm" svg:y="5.205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2T08:23:03.974521056</meta:creation-date>
    <dc:date>2025-02-12T21:19:35.726401210</dc:date>
    <meta:editing-duration>PT5H33M29S</meta:editing-duration>
    <meta:editing-cycles>1</meta:editing-cycles>
    <meta:document-statistic meta:table-count="0" meta:image-count="0" meta:object-count="0" meta:page-count="3" meta:paragraph-count="29" meta:word-count="899" meta:character-count="5243" meta:non-whitespace-character-count="4366"/>
    <meta:generator>LibreOffice/7.3.7.2$Linux_X86_64 LibreOffice_project/30$Build-2</meta:generator>
  </office:meta>
</office:document-meta>
</file>